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wardingInstruction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wardingInstructions">
            <text:p>ForwardingInstructions</text:p>
          </table:table-cell>
          <table:table-cell table:style-name="ce8" office:value-type="string" office:string-value="Forwarding Instructions. Details">
            <text:p>Forwarding Instructions. Details</text:p>
          </table:table-cell>
          <table:table-cell table:style-name="ce8" office:value-type="string" office:string-value=""/>
          <table:table-cell table:style-name="ce8" office:value-type="string" office:string-value="Forwarding Instructions">
            <text:p>Forwarding Instructio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warding Instruction, Freight Forwarding Instruction, Shippers Letter of Instruction, Shipper's Letter of Instruction, Shipping Instruction">
            <text:p>Forwarding Instruction, Freight Forwarding Instruction, Shippers Letter of Instruction, Shipper's Letter of Instruction, Shipping Instruc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
            <text:p>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Text Freight Forwarding Instruction, Shippers Letter of Instruction moved from Alternative Business Terms for ID (cell N6) to Alternative Business Terms for the document itself (cell N2), joining Forwarding Instruction ; Shipping Instruction and Shipper s Letter of Instruction (with apostrophe) added to Alternative Business Terms in the same cell">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warding Instructions. UBL Version Identifier. Identifier">
            <text:p>Forwarding Instructions. UBL Vers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warding Instructions. Customization Identifier. Identifier">
            <text:p>Forwarding Instructions. Customiza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warding Instructions. Profile Identifier. Identifier">
            <text:p>Forwarding Instructions. Profile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warding Instructions. Profile Execution Identifier. Identifier">
            <text:p>Forwarding Instructions. Profile Execu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warding Instructions. Identifier">
            <text:p>Forwarding Instructions.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6) changed from Unique identifier of the Forwarding Instructions. Reference number to identify a Shipping Instruction. to Unique identifier of the Forwarding Instructions. ">
            <text:p>Changes for UBL 2.0 Update Package: Definition (cell Q6) changed from <text:s/>Unique identifier of the Forwarding Instructions. Reference number to identify a Shipping Instruction. <text:s/>to <text:s/>Unique identifier of the Forwarding Instructions. </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Forwarding Instructions. Carrier Assigned_ Identifier. Identifier">
            <text:p>Forwarding Instructions. Carrier Assigned_ Identifier. Identifie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assigned by a carrier or its agent to identify a specific shipment, such as a booking reference number when cargo space is reserved prior to loading.">
            <text:p>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warding Instructions. UUID. Identifier">
            <text:p>Forwarding Instructions. UUID.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warding Instructions. Issue Date. Date">
            <text:p>Forwarding Instructions. Issue Date. Dat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warding Instructions. Issue Time. Time">
            <text:p>Forwarding Instructions. Issue Time. Ti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Forwarding Instructions. Name">
            <text:p>Forwarding Instructions. Na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Forwarding Instructions. Description. Text">
            <text:p>Forwarding Instructions. Description.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Description of the type of Forwarding Instructions. to Textual description of the document instance. ">
            <text:p>Changes for UBL 2.0 Update Package: Definition (cell Q12) changed from <text:s/>Description of the type of Forwarding Instructions.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Forwarding Instructions. Note. Text">
            <text:p>Forwarding Instructions. Note.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Forwarding Instructions. Document Status Code. Code">
            <text:p>Forwarding Instructions. Document Status Code. Cod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Forwarding Instructions with respect to its original state. This code may be used if the document precedes the event and is subsequently found to be incorrect and in need of cancellation or revision.">
            <text:p>A code signifying the status of the Forwarding Instructions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Forwarding Instructions. Shipping Order Identifier. Identifier">
            <text:p>Forwarding Instructions. Shipping Order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text:p>Reference number to identify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Forwarding Instructions. To Order_ Indicator. Indicator">
            <text:p>Forwarding Instructions. To Order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Forwarding Instructions. Ad Valorem_ Indicator. Indicator">
            <text:p>Forwarding Instructions. Ad Valorem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Forwarding Instructions. Declared Carriage_ Value. Amount">
            <text:p>Forwarding Instructions. Declared Carriage_ Value. Amoun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Forwarding Instructions. Other_ Instruction. Text">
            <text:p>Forwarding Instructions. Other_ Instruction. Tex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Contains other free-text instructions to the forwarders or carriers related to the shipment. This should only be used where such information cannot be represented in other structured information entities within the document.">
            <text:p>Contains other free-text instructions to the forwarders or carriers related to the shipment.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Forwarding Instructions. Consignor_ Party. Party">
            <text:p>Forwarding Instructions. Consigno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Forwarding Instructions. Carrier_ Party. Party">
            <text:p>Forwarding Instructions. Carri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Forwarding Instructions. Freight Forwarder_ Party. Party">
            <text:p>Forwarding Instructions. Freight Forward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Forwarding Instructions. Shipment">
            <text:p>Forwarding Instructions. Shipment</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Forwarding Instructions. Document Reference">
            <text:p>Forwarding Instructions. Document Referenc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Forwarding Instructions. Exchange Rate">
            <text:p>Forwarding Instructions. Exchange Rat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10" office:value-type="string" office:string-value="Forwarding Instructions. Signature">
            <text:p>Forwarding Instructions. Signatur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